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0f52" officeooo:paragraph-rsid="00080f52"/>
    </style:style>
    <style:style style:name="P2" style:family="paragraph" style:parent-style-name="Standard">
      <style:paragraph-properties fo:text-align="justify" style:justify-single-word="false"/>
      <style:text-properties officeooo:rsid="00080f52" officeooo:paragraph-rsid="00080f52"/>
    </style:style>
    <style:style style:name="P3" style:family="paragraph" style:parent-style-name="Standard">
      <style:paragraph-properties fo:text-align="justify" style:justify-single-word="false"/>
      <style:text-properties fo:font-size="14pt" officeooo:rsid="00080f52" officeooo:paragraph-rsid="00080f52" style:font-size-asian="14pt" style:font-size-complex="14pt"/>
    </style:style>
    <style:style style:name="P4" style:family="paragraph" style:parent-style-name="Standard">
      <style:text-properties fo:font-size="16pt" fo:font-weight="bold" officeooo:rsid="00080f52" officeooo:paragraph-rsid="00080f52"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4pt" officeooo:rsid="00080f52" officeooo:paragraph-rsid="000d75ff" style:font-size-asian="14pt" style:font-size-complex="14pt"/>
    </style:style>
    <style:style style:name="P6" style:family="paragraph" style:parent-style-name="Standard">
      <style:text-properties fo:font-size="15pt" fo:font-style="italic" style:text-underline-style="solid" style:text-underline-width="auto" style:text-underline-color="font-color" fo:font-weight="normal" officeooo:rsid="00080f52" officeooo:paragraph-rsid="00080f52" style:font-size-asian="15pt" style:font-style-asian="italic" style:font-weight-asian="normal" style:font-size-complex="15pt" style:font-style-complex="italic" style:font-weight-complex="normal"/>
    </style:style>
    <style:style style:name="T1" style:family="text">
      <style:text-properties officeooo:rsid="0008d6d9"/>
    </style:style>
    <style:style style:name="T2" style:family="text">
      <style:text-properties officeooo:rsid="000a02c2"/>
    </style:style>
    <style:style style:name="T3" style:family="text">
      <style:text-properties officeooo:rsid="000b904b"/>
    </style:style>
    <style:style style:name="T4" style:family="text">
      <style:text-properties fo:font-size="14pt" style:font-size-asian="14pt" style:font-size-complex="14pt"/>
    </style:style>
    <style:style style:name="T5" style:family="text">
      <style:text-properties fo:font-size="14pt" officeooo:rsid="000b904b" style:font-size-asian="14pt" style:font-size-complex="14pt"/>
    </style:style>
    <style:style style:name="T6" style:family="text">
      <style:text-properties fo:font-size="14pt" officeooo:rsid="000d75ff" style:font-size-asian="14pt" style:font-size-complex="14pt"/>
    </style:style>
    <style:style style:name="T7" style:family="text">
      <style:text-properties fo:font-size="15pt" officeooo:rsid="0008d6d9" style:font-size-asian="13.1000003814697pt" style:font-size-complex="15pt"/>
    </style:style>
    <style:style style:name="T8" style:family="text">
      <style:text-properties officeooo:rsid="000d75ff"/>
    </style:style>
    <style:style style:name="T9" style:family="text">
      <style:text-properties fo:font-style="italic" style:font-style-asian="italic" style:font-style-complex="italic"/>
    </style:style>
    <style:style style:name="T10" style:family="text">
      <style:text-properties fo:font-size="18pt" fo:font-style="italic" style:font-size-asian="18pt" style:font-style-asian="italic" style:font-size-complex="18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ynthèse personnelle d' <text:span text:style-name="T10">Alexis Gros </text:span>, 1S1 au lycée Monge quand à son TPE.</text:p>
      <text:p text:style-name="P4"/>
      <text:p text:style-name="P6">Problématique : Comment simuler numériquement un paysage de type alpin ?</text:p>
      <text:p text:style-name="P1"/>
      <text:p text:style-name="P2"><text:tab/><text:span text:style-name="T4">Pour commençer, nous avons passés un certain temps à réfléchir au sujet de notre TPE. En effet, la tâche nous semblait d'une </text:span><text:span text:style-name="T6">grande, trop grande </text:span><text:span text:style-name="T4">importance et nous réfléchissions à un sujet qui pourrait nous définir, en nous permettant de nous ouvrir à de nouveaux champs de connaissance tout en utilisant nos compétences déjà glannées auparavent. Dans l'ordre, nous avions envisagés de travailler sur la programmation d'un logiciel de motion capture libre pour camera, « Comment les ondes sonores peuvent elles refléter le son d'un instrument » et « L</text:span><text:span text:style-name="T5">a </text:span><text:span text:style-name="T4">sécurité informatique </text:span><text:span text:style-name="T5">et le chiffrement</text:span><text:span text:style-name="T4"> ». Ces sujet, </text:span><text:span text:style-name="T5">rejetés </text:span><text:span text:style-name="T4">respectivement par cause de hors sujet, désintéressement et manque d'originalités nous ont amenés à nous pencher sur </text:span><text:span text:style-name="T5">le</text:span><text:span text:style-name="T4"> sujet aussi riche qu'innatendu qu'est la simulation géologique.</text:span></text:p>
      <text:p text:style-name="P5"><text:tab/>Avec mes camarades Tristan Porterie et <text:span text:style-name="T2">Thibaut</text:span> Manceau, nous décidâmes de nous intéresser à la géologie. C'était en effet un domaine qui nous semblait assez flou <text:s/>pour éveiller notre curiosité, mais qui en même temps était la source d'un grand intérêt du fait des possibilités que nous entrevîmes très tôt dans le processus de réflexion. Car à la base, Tristan et moi nous intéression<text:span text:style-name="T3">s</text:span> grandement au milieu du jeu vidéo, non pas simplement pour y jouer, comme <text:span text:style-name="T8">beaucoup</text:span> de jeunes, mais plutôt <text:span text:style-name="T8">pour</text:span> <text:span text:style-name="T1">comprendre comment il serait possible de créer</text:span> nos propres jeu<text:span text:style-name="T1">x vidéos</text:span>. <text:span text:style-name="T1">Une de nos motivations premières étaient de programmer un générateur de terrain bien plus réaliste que ceux que nous pouvions trouver actuellement sur internet via diverses astuces glanées par ci par là. Et la géologie en elle même nous a bien sûr passionné, à tel point d'ailleurs que nous avons lu plusieurs livres spécialisés et vu un g éologue retraité (ceux dont j'ai pu retrouver le nom sont cités dans les sources de notre rapport de TPE). </text:span></text:p>
      <text:p text:style-name="P3"><text:tab/><text:span text:style-name="T1">Une fois notre sujet fixé, nous entreprîmes de nous documenter largement sur toutes les méthodes permettant de simuler un terrain de manière réaliste, manières que j'ai listé dans notre rapport. Je me suis documenté sur internet ainsi que dans de nombreux livres spécialisés pour comprendre avant d'entreprendre de simuler cette somme de conaissances complexe que représente la géologie. Dans les domaines de la géologie, c'est la géomorphologie qui correspondait le mieux à notre problématique, car c'est la science qui étudie l'évolutions de la terre dans le temps. Pour avoir une meilleure conaissance du terrain scientifique qui servirait de base à notre simulation, je suis allé voir Serge Fudral, géologue retraité, ancien enseignant chercheur qui m'a offert à moi ainsi qu'à un autre de mes amis un entretient de deux heures durant lesquels j'apprit de nombreux détails sur l'histoire de la genèse des alpes et où j'eu le privilège de pourvoir poser des questions directement à un expert du domaine. A la fin de cet entretient, il m'a prété trois documents : l'un (CNRS Edition, woaw!) traitant de l'histoire géologique </text:span><text:span text:style-name="T7">et</text:span><text:span text:style-name="T1"> géomorphologique de l'Himalaya, l'autre des volcans (on les oublierait presque) et le dernier était un document vidéo interactif qui me procurerait de nombreux détails concernant la chronologie de la </text:span><text:soft-page-break/><text:span text:style-name="T1">formation des Alpes.</text:span></text:p>
      <text:p text:style-name="P3"><text:tab/><text:span text:style-name="T1">Durant les nombreuses séances de TPE qui ont eue lieu durant tout le premier trimestre, Tristan, Tibaut et moi avons eu l'occasion, en plus de la géologie, d'apprendre et de faire la démonstration de nos connaissances tecniques en matière de logiciel. Pour créer notre simulation, Tristan et moi avons utilisés le logiciel libre Blender, et plus particulièrement son module Game Engine, ce qui nous a été utile pour programmer notre simulation. Nous avons utilisés les langages c++ et python. Notre diaporama de TPE ainsi que notre dossier ont étés écrits grâce au langage LATEX puis compilé en PDF avec le logiciel Kate. Mes brouillons ont étés écrits sous Linux avec LibreOffice. J'ai également fourni le hardware nécessaire à l'installation de notre serveur web qui a servit de support pour notre journal de TPE.</text:span></text:p>
      <text:p text:style-name="P3"/>
      <text:p text:style-name="P3"><text:tab/><text:span text:style-name="T2">Pour conclure, je remercie mes camarades Tristan et Thibaut qui ont chacun accomplis bien plus que le de travail minumum nécessaire pour un TPE. Pour moi même, je dirais que j'ai beaucoup appris durant ce TPE, en géologie principalement, mais également dans les nombreuses techniques de simulations par voie numérique. Ce fut une expérience plutôt enrichissante bien que légèrement chronophage, et je ne regrette pas d'avoir passé plus de deux heures par semaines sur ce TPE. Je remercie également mes accompagnateurs, qui nous ont donné quelques conseils qui, je l'espère, auront améliorés la qualité générale de notre compte rendu de TPE ainsi que notre or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eeps </meta:initial-creator>
    <meta:creation-date>2016-01-02T15:07:47.636585473</meta:creation-date>
    <dc:date>2016-02-02T20:17:27.511789107</dc:date>
    <dc:creator>Creeps </dc:creator>
    <meta:editing-duration>PT2H32M52S</meta:editing-duration>
    <meta:editing-cycles>4</meta:editing-cycles>
    <meta:generator>LibreOffice/4.2.8.2$Linux_X86_64 LibreOffice_project/420m0$Build-2</meta:generator>
    <meta:document-statistic meta:table-count="0" meta:image-count="0" meta:object-count="0" meta:page-count="2" meta:paragraph-count="7" meta:word-count="771" meta:character-count="4791" meta:non-whitespace-character-count="4020"/>
  </office:meta>
</office:document-meta>
</file>